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c032e" officeooo:paragraph-rsid="001c032e"/>
    </style:style>
    <style:style style:name="P2" style:family="paragraph" style:parent-style-name="Standard">
      <style:paragraph-properties fo:text-align="justify" style:justify-single-word="false"/>
      <style:text-properties officeooo:rsid="001c032e" officeooo:paragraph-rsid="001c032e"/>
    </style:style>
    <style:style style:name="P3" style:family="paragraph" style:parent-style-name="Standard">
      <style:paragraph-properties fo:text-align="justify" style:justify-single-word="false"/>
      <style:text-properties officeooo:rsid="001f7fa7" officeooo:paragraph-rsid="001f7fa7"/>
    </style:style>
    <style:style style:name="P4" style:family="paragraph" style:parent-style-name="Standard">
      <style:paragraph-properties fo:text-align="justify" style:justify-single-word="false"/>
      <style:text-properties officeooo:rsid="00257789" officeooo:paragraph-rsid="00257789"/>
    </style:style>
    <style:style style:name="P5" style:family="paragraph" style:parent-style-name="Standard">
      <style:paragraph-properties fo:text-align="center" style:justify-single-word="false"/>
      <style:text-properties fo:font-weight="bold" officeooo:rsid="0028c8df" officeooo:paragraph-rsid="0028c8df" style:font-weight-asian="bold" style:font-weight-complex="bold"/>
    </style:style>
    <style:style style:name="P6" style:family="paragraph" style:parent-style-name="Standard">
      <style:paragraph-properties fo:text-align="center" style:justify-single-word="false"/>
      <style:text-properties fo:font-weight="bold" officeooo:rsid="0029eb8b" officeooo:paragraph-rsid="0029eb8b" style:font-weight-asian="bold" style:font-weight-complex="bold"/>
    </style:style>
    <style:style style:name="P7" style:family="paragraph" style:parent-style-name="Standard">
      <style:paragraph-properties fo:text-align="justify" style:justify-single-word="false"/>
      <style:text-properties officeooo:rsid="002c22c1" officeooo:paragraph-rsid="002c22c1"/>
    </style:style>
    <style:style style:name="P8" style:family="paragraph" style:parent-style-name="Standard">
      <style:paragraph-properties fo:text-align="justify" style:justify-single-word="false"/>
      <style:text-properties officeooo:rsid="002f292f" officeooo:paragraph-rsid="002f292f"/>
    </style:style>
    <style:style style:name="P9" style:family="paragraph" style:parent-style-name="Standard">
      <style:paragraph-properties fo:text-align="justify" style:justify-single-word="false"/>
      <style:text-properties officeooo:rsid="0034e32e" officeooo:paragraph-rsid="0034e32e"/>
    </style:style>
    <style:style style:name="P10" style:family="paragraph" style:parent-style-name="Standard">
      <style:paragraph-properties fo:text-align="justify" style:justify-single-word="false"/>
      <style:text-properties officeooo:rsid="003a914f" officeooo:paragraph-rsid="003a914f"/>
    </style:style>
    <style:style style:name="P11" style:family="paragraph" style:parent-style-name="Standard">
      <style:paragraph-properties fo:text-align="justify" style:justify-single-word="false"/>
      <style:text-properties officeooo:rsid="003cf17a" officeooo:paragraph-rsid="003cf17a"/>
    </style:style>
    <style:style style:name="P12" style:family="paragraph" style:parent-style-name="Standard">
      <style:paragraph-properties fo:text-align="justify" style:justify-single-word="false"/>
      <style:text-properties officeooo:rsid="003f15a2" officeooo:paragraph-rsid="003f15a2"/>
    </style:style>
    <style:style style:name="P13" style:family="paragraph" style:parent-style-name="Standard">
      <style:paragraph-properties fo:text-align="justify" style:justify-single-word="false"/>
      <style:text-properties officeooo:rsid="00405f47" officeooo:paragraph-rsid="00405f47"/>
    </style:style>
    <style:style style:name="P14" style:family="paragraph" style:parent-style-name="Standard">
      <style:paragraph-properties fo:text-align="justify" style:justify-single-word="false"/>
      <style:text-properties officeooo:rsid="00463ced" officeooo:paragraph-rsid="00463ced"/>
    </style:style>
    <style:style style:name="P15" style:family="paragraph" style:parent-style-name="Standard">
      <style:paragraph-properties fo:text-align="justify" style:justify-single-word="false"/>
      <style:text-properties officeooo:rsid="004c3c44" officeooo:paragraph-rsid="004c3c44"/>
    </style:style>
    <style:style style:name="T1" style:family="text">
      <style:text-properties officeooo:rsid="002117ee"/>
    </style:style>
    <style:style style:name="T2" style:family="text">
      <style:text-properties officeooo:rsid="0026dde0"/>
    </style:style>
    <style:style style:name="T3" style:family="text">
      <style:text-properties officeooo:rsid="002d3e9c"/>
    </style:style>
    <style:style style:name="T4" style:family="text">
      <style:text-properties officeooo:rsid="00311b6b"/>
    </style:style>
    <style:style style:name="T5" style:family="text">
      <style:text-properties officeooo:rsid="0035c8a0"/>
    </style:style>
    <style:style style:name="T6" style:family="text">
      <style:text-properties officeooo:rsid="003af19e"/>
    </style:style>
    <style:style style:name="T7" style:family="text">
      <style:text-properties officeooo:rsid="003d1840"/>
    </style:style>
    <style:style style:name="T8" style:family="text">
      <style:text-properties officeooo:rsid="003fa2df"/>
    </style:style>
    <style:style style:name="T9" style:family="text">
      <style:text-properties officeooo:rsid="0040638b"/>
    </style:style>
    <style:style style:name="T10" style:family="text">
      <style:text-properties officeooo:rsid="00479432"/>
    </style:style>
    <style:style style:name="T11" style:family="text">
      <style:text-properties officeooo:rsid="004c3c44"/>
    </style:style>
    <style:style style:name="T12" style:family="text">
      <style:text-properties officeooo:rsid="004c9c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нструкция для работы с OpenLdap через терминал</text:p>
      <text:p text:style-name="P2"/>
      <text:p text:style-name="P5">Предварительная настройка сервера OpenLdap</text:p>
      <text:p text:style-name="P2"/>
      <text:p text:style-name="P3">Шаг 1. <text:span text:style-name="T1">Администратору нужно откорректировать поля группы [Settings] в файле attributes.ini для собственных условий, кроме аттрибута password, который следует оставить None.</text:span></text:p>
      <text:p text:style-name="P4">Шаг 2. <text:span text:style-name="T2">Далее программа будет запрашивать пароль для входа на сервер. Сервер будет просить ввести пароль до тех пор, пока пользователь не введёт правильный. После введения правильного пароля, система требовать пароль больше не будет. Если нужно будет поменять пароль для входа на сервер, то следует присвоить значение строки password = None и запустить программу снова.</text:span></text:p>
      <text:p text:style-name="P4"/>
      <text:p text:style-name="P6">Работа с сервером OpenLdap</text:p>
      <text:p text:style-name="P7">1. Создание пользователя: --<text:span text:style-name="T3">cmd add --type user --name имя_пользователя:группа --password мой_пароль</text:span></text:p>
      <text:p text:style-name="P8">2. <text:span text:style-name="T4">Создание группы: --cmd add --type group --name имя группы</text:span></text:p>
      <text:p text:style-name="P9">3. <text:span text:style-name="T5">Удаление пользователя: --cmd del --type user —name имя_пользователя:группа</text:span></text:p>
      <text:p text:style-name="P10">4. <text:span text:style-name="T6">Удаление группы: --cmd del --type group --name группа</text:span></text:p>
      <text:p text:style-name="P11">5. Просмотр пользователей: --<text:span text:style-name="T7">cmd list --type user</text:span></text:p>
      <text:p text:style-name="P12">6. Просмотр групп: --<text:span text:style-name="T8">cmd list --type group</text:span></text:p>
      <text:p text:style-name="P13">7. <text:span text:style-name="T9">Изменить имя пользователя: --cmd change --type user —name исходное_имя:группа:новое_имя</text:span></text:p>
      <text:p text:style-name="P15">8. Изменить gidnumber пользователя: --cmd change --type user --name имя_пользователя --<text:span text:style-name="T12">gidnumber свой_номер</text:span></text:p>
      <text:p text:style-name="P14"><text:span text:style-name="T11">9</text:span>. <text:span text:style-name="T10">Изменить имя группы: --cmd change --type group --name исходное_имя_группы:новое_имя_групп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0:00:44.724876728</meta:creation-date>
    <meta:generator>LibreOffice/6.0.7.3$Linux_X86_64 LibreOffice_project/00m0$Build-3</meta:generator>
    <dc:date>2021-05-26T12:11:23.281388351</dc:date>
    <meta:editing-duration>PT2H10M15S</meta:editing-duration>
    <meta:editing-cycles>51</meta:editing-cycles>
    <meta:document-statistic meta:table-count="0" meta:image-count="0" meta:object-count="0" meta:page-count="1" meta:paragraph-count="14" meta:word-count="201" meta:character-count="1329" meta:non-whitespace-character-count="1167"/>
  </office:meta>
</office:document-meta>
</file>